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/text:p>
      <text:p text:style-name="P5"/>
      <text:p text:style-name="P6"><text:a xlink:type="simple" xlink:href="https://coderprog.com/master-practical-java-development/" text:style-name="Internet_20_link" text:visited-style-name="Visited_20_Internet_20_Link">https://coderprog.com/master-practical-java-development/</text:a></text:p>
      <text:p text:style-name="P7"><text:a xlink:type="simple" xlink:href="https://coderprog.com/moving-to-java-9/" text:style-name="Internet_20_link" text:visited-style-name="Visited_20_Internet_20_Link">https://coderprog.com/moving-to-java-9/</text:a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01T15:15:03.734962202</dc:date>
    <meta:editing-duration>PT2M29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13" meta:non-whitespace-character-count="513"/>
  </office:meta>
</office:document-meta>
</file>